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fill-gradient-name="Gradient_20_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5.5cm" svg:x="5cm" svg:y="1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10.5cm" svg:height="5.5cm" svg:x="5cm" svg:y="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id="id6" draw:layer="layout" svg:width="6.5cm" svg:height="0.962cm" svg:x="7cm" svg:y="3cm">
          <draw:text-box>
            <text:p text:style-name="P1">Signaux d'activation</text:p>
          </draw:text-box>
        </draw:frame>
        <draw:custom-shape draw:style-name="gr1" draw:text-style-name="P1" draw:id="id5" draw:layer="layout" svg:width="8.5cm" svg:height="0.955cm" svg:x="6cm" svg:y="5.545cm">
          <text:p text:style-name="P1">Filtre</text:p>
          <draw:enhanced-geometry svg:viewBox="0 0 21600 21600" draw:type="rectangle" draw:enhanced-path="M 0 0 L 21600 0 21600 21600 0 21600 0 0 Z N"/>
        </draw:custom-shape>
        <draw:custom-shape draw:style-name="gr1" draw:text-style-name="P1" draw:id="id1" draw:layer="layout" svg:width="8.5cm" svg:height="1cm" svg:x="6cm" svg:y="9cm">
          <text:p text:style-name="P1">Cinématique du musc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8.5cm" svg:height="1cm" svg:x="6cm" svg:y="16cm">
          <text:p text:style-name="P1">Dynamique du bras</text:p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8.5cm" svg:height="1cm" svg:x="6cm" svg:y="11.5cm">
          <text:p text:style-name="P1">Dynamique du muscle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8.5cm" svg:height="1cm" svg:x="6cm" svg:y="18.5cm">
          <text:p text:style-name="P1">Cinématique du bra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0.25cm" svg:y1="10cm" svg:x2="10.25cm" svg:y2="11.5cm" draw:start-shape="id1" draw:start-glue-point="2" draw:end-shape="id2" draw:end-glue-point="0" svg:d="m10250 10000v1500">
          <text:p/>
        </draw:connector>
        <draw:connector draw:style-name="gr3" draw:text-style-name="P1" draw:layer="layout" draw:type="line" svg:x1="10.25cm" svg:y1="12.5cm" svg:x2="10.25cm" svg:y2="16cm" draw:start-shape="id2" draw:start-glue-point="2" draw:end-shape="id3" draw:end-glue-point="0" svg:d="m10250 12500v3500">
          <text:p/>
        </draw:connector>
        <draw:connector draw:style-name="gr3" draw:text-style-name="P1" draw:layer="layout" draw:type="line" svg:x1="10.25cm" svg:y1="17cm" svg:x2="10.25cm" svg:y2="18.5cm" draw:start-shape="id3" draw:start-glue-point="2" draw:end-shape="id4" draw:end-glue-point="0" svg:d="m10250 17000v1500">
          <text:p/>
        </draw:connector>
        <draw:connector draw:style-name="gr3" draw:text-style-name="P1" draw:layer="layout" draw:type="line" svg:x1="10.25cm" svg:y1="6.5cm" svg:x2="10.25cm" svg:y2="9cm" draw:start-shape="id5" draw:start-glue-point="2" draw:end-shape="id1" draw:end-glue-point="0" svg:d="m10250 6500v2500">
          <text:p/>
        </draw:connector>
        <draw:connector draw:style-name="gr3" draw:text-style-name="P1" draw:layer="layout" draw:type="line" svg:x1="10.25cm" svg:y1="3.962cm" svg:x2="10.25cm" svg:y2="5.545cm" draw:start-shape="id6" draw:start-glue-point="2" draw:end-shape="id5" draw:end-glue-point="0" svg:d="m10250 3962v1583">
          <text:p/>
        </draw:connector>
        <draw:connector draw:style-name="gr3" draw:text-style-name="P1" draw:layer="layout" draw:line-skew="1.999cm 0.999cm" svg:x1="10.25cm" svg:y1="19.5cm" svg:x2="15.5cm" svg:y2="10.75cm" draw:start-shape="id4" draw:start-glue-point="2" draw:end-shape="id7" svg:d="m10250 19500v2500h6750v-11250h-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7T23:09:03</meta:creation-date>
    <dc:date>2010-05-17T23:21:40</dc:date>
    <meta:editing-duration>PT00H12M38S</meta:editing-duration>
    <meta:editing-cycles>1</meta:editing-cycles>
    <meta:document-statistic meta:object-count="14"/>
    <meta:generator>OpenOffice.org/3.2$Unix OpenOffice.org_project/320m12$Build-9483</meta:generator>
  </office:meta>
</office:document-meta>
</file>